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: Baja Grupo</text:p>
      <text:p text:style-name="Standard">Cuando un usuario, dentro de un grupo, quiere salir del mismo, se realiza una verificación de usuario, para saber si pertenece al mismo grupo o no. </text:p>
      <text:p text:style-name="Standard">Si el usuario pertenece al mismo, se verifica el rol del usuario dentro del grupo, si es el único administrador del grupo se opta por cerrar el grupo o delegar la responsabilidad a otro miembro, después de esto, se le permite salir al usuario. </text:p>
      <text:p text:style-name="Standard">Si el usuario no pertenece al mismo, la opción de baja de grupo, no esta dispon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4-17T21:29:29</meta:creation-date>
    <dc:date>2011-04-17T21:55:22</dc:date>
    <dc:creator>ing gargantini</dc:creator>
    <meta:editing-duration>PT5M10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4" meta:word-count="89" meta:character-count="490"/>
  </office:meta>
</office:document-meta>
</file>